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5983b0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5983b0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5983b0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3.799cm"/>
    </style:style>
    <style:style style:name="Procedemento.B" style:family="table-column">
      <style:table-column-properties style:column-width="15.685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11215b" officeooo:paragraph-rsid="0243b290" style:font-size-asian="12pt" style:font-size-complex="12pt"/>
    </style:style>
    <style:style style:name="P1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8d8409" officeooo:paragraph-rsid="027d93dd" style:font-size-asian="12pt" style:font-weight-asian="normal" style:font-name-complex="Calibri1" style:font-size-complex="12pt" style:font-weight-complex="normal"/>
    </style:style>
    <style:style style:name="P1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8d8409" officeooo:paragraph-rsid="028d8409" style:font-size-asian="12pt" style:font-weight-asian="normal" style:font-name-complex="Calibri1" style:font-size-complex="12pt" style:font-weight-complex="normal"/>
    </style:style>
    <style:style style:name="P1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91c53e" officeooo:paragraph-rsid="0291c53e" style:font-size-asian="12pt" style:font-weight-asian="normal" style:font-name-complex="Calibri1" style:font-size-complex="12pt" style:font-weight-complex="normal"/>
    </style:style>
    <style:style style:name="P14" style:family="paragraph" style:parent-style-name="Standard" style:list-style-name="L3">
      <style:paragraph-properties fo:margin-top="0cm" fo:margin-bottom="0.0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8d8409" style:font-size-asian="12pt" style:font-weight-asian="normal" style:font-name-complex="Calibri1" style:font-size-complex="12pt" style:font-weight-complex="normal"/>
    </style:style>
    <style:style style:name="P15" style:family="paragraph" style:parent-style-name="Table_20_Contents" style:list-style-name="L1">
      <style:paragraph-properties fo:line-height="100%" fo:text-align="start" style:justify-single-word="false"/>
      <style:text-properties officeooo:rsid="0286cb52" officeooo:paragraph-rsid="0286cb52"/>
    </style:style>
    <style:style style:name="P16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286cb52" officeooo:paragraph-rsid="0286cb52" style:font-size-asian="10.5pt" style:font-size-complex="12pt"/>
    </style:style>
    <style:style style:name="P17" style:family="paragraph" style:parent-style-name="Table_20_Contents" style:list-style-name="L2">
      <style:paragraph-properties fo:margin-top="0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7339f" officeooo:paragraph-rsid="0287339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7339f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287339f" style:font-style-asian="normal" style:font-style-complex="normal" style:text-overline-style="none" style:text-overline-color="font-color"/>
    </style:style>
    <style:style style:name="T6" style:family="text">
      <style:text-properties style:font-name="Liberation Sans" fo:font-size="12pt" fo:language="gl" fo:country="ES" style:font-size-asian="10.5pt" style:font-size-complex="12pt"/>
    </style:style>
    <style:style style:name="T7" style:family="text">
      <style:text-properties style:font-name="Liberation Sans" fo:font-size="12pt" fo:language="gl" fo:country="ES" officeooo:rsid="0211215b" style:font-size-asian="10.5pt" style:font-size-complex="12pt"/>
    </style:style>
    <style:style style:name="T8" style:family="text">
      <style:text-properties officeooo:rsid="0243b290"/>
    </style:style>
    <style:style style:name="T9" style:family="text">
      <style:text-properties officeooo:rsid="0286cb52"/>
    </style:style>
    <style:style style:name="T10" style:family="text">
      <style:text-properties officeooo:rsid="028d84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9">TALLER MME – PRÁCTICA <text:span text:style-name="T8">25 – Xenéric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0">NÚMERO DE GRUPO</text:p>
          </table:table-cell>
          <table:table-cell table:style-name="IntegrantesGrupo.B2" office:value-type="string">
            <text:p text:style-name="P21">FUNCIÓNS</text:p>
          </table:table-cell>
          <table:table-cell table:style-name="IntegrantesGrupo.C2" office:value-type="string">
            <text:p text:style-name="P22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23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9">Práctica: <text:span text:style-name="T9">Instalación doutras distribucións GNU/Linux e Problemas de arranque.</text:span></text:p>
          </table:table-cell>
        </table:table-row>
        <table:table-row table:style-name="Procedemento.2">
          <table:table-cell table:style-name="Procedemento.A2" office:value-type="string">
            <text:list xml:id="list815228145" text:style-name="L1">
              <text:list-header>
                <text:p text:style-name="P15"/>
              </text:list-header>
              <text:list-item>
                <text:p text:style-name="P15"><text:span text:style-name="T7">P</text:span><text:span text:style-name="T6">ráctica 23</text:span></text:p>
              </text:list-item>
              <text:list-item>
                <text:p text:style-name="P16">Práctica 24</text:p>
              </text:list-item>
            </text:list>
            <text:p text:style-name="P10"/>
          </table:table-cell>
          <table:table-cell table:style-name="Procedemento.A2" office:value-type="string">
            <text:list xml:id="list3066974966" text:style-name="L2">
              <text:list-item>
                <text:p text:style-name="P17">Repetir as prácticas 23 e 24</text:p>
              </text:list-item>
              <text:list-item>
                <text:p text:style-name="P18">Distribucións a empregar: Debian 10, Ubuntu, Fedora, CentOS, Linux Mint</text:p>
              </text:list-item>
            </text:list>
          </table:table-cell>
        </table:table-row>
      </table:table>
      <text:p text:style-name="P8"/>
      <text:p text:style-name="P8">Procedemento:<text:span text:style-name="T4"> </text:span></text:p>
      <text:list xml:id="list2867691290" text:style-name="L3">
        <text:list-item>
          <text:p text:style-name="P11">Repetir as prácticas 23 e 24, tendo en conta:</text:p>
          <text:list>
            <text:list-item>
              <text:p text:style-name="P14"><text:span text:style-name="T10">Distribucións a empregar que deben substituír a Kali amd64: </text:span><text:span text:style-name="T5">Debian 10, Ubuntu, Fedora, CentOS, Linux Mint</text:span></text:p>
            </text:list-item>
            <text:list-item>
              <text:p text:style-name="P11">No propio xestor de instalación das distribucións do apartado anterior, eliminar as particións correspondentes a Kali amd64, para empregar ese espazo na instalación a facer.</text:p>
            </text:list-item>
            <text:list-item>
              <text:p text:style-name="P12">Avisar ao docente por cada intento de instalación dunha distribución.</text:p>
            </text:list-item>
            <text:list-item>
              <text:p text:style-name="P13">Xerar apartados en esta práctica, identificando a distribución empregada, para contestar as preguntas das prácticas 23 e 24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26</meta:editing-cycles>
    <meta:creation-date>2019-11-09T13:25:03.151138236</meta:creation-date>
    <meta:editing-duration>PT11H9M13S</meta:editing-duration>
    <meta:generator>LibreOffice/6.1.5.2$Linux_X86_64 LibreOffice_project/10$Build-2</meta:generator>
    <dc:subject>Práctica 25 - Xenérica</dc:subject>
    <dc:title>Taller - MME</dc:title>
    <dc:date>2020-03-12T10:01:23.136782051</dc:date>
    <meta:document-statistic meta:table-count="2" meta:image-count="2" meta:object-count="0" meta:page-count="1" meta:paragraph-count="22" meta:word-count="144" meta:character-count="932" meta:non-whitespace-character-count="8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